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8229in" fo:margin-left="0.0875in" fo:margin-top="0in" fo:margin-bottom="0in" table:align="left"/>
    </style:style>
    <style:style style:name="Table1.A" style:family="table-column">
      <style:table-column-properties style:column-width="5.8229in"/>
    </style:style>
    <style:style style:name="Table1.1" style:family="table-row">
      <style:table-row-properties style:min-row-height="0.1389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0417in" fo:margin-left="0.0771in" fo:margin-top="0in" fo:margin-bottom="0in" table:align="left"/>
    </style:style>
    <style:style style:name="Table2.A" style:family="table-column">
      <style:table-column-properties style:column-width="6.0417in"/>
    </style:style>
    <style:style style:name="Table2.1" style:family="table-row">
      <style:table-row-properties style:min-row-height="0.4306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0104in" fo:margin-left="0.0389in" fo:margin-top="0in" fo:margin-bottom="0in" table:align="left"/>
    </style:style>
    <style:style style:name="Table3.A" style:family="table-column">
      <style:table-column-properties style:column-width="6.0104in"/>
    </style:style>
    <style:style style:name="Table3.1" style:family="table-row">
      <style:table-row-properties style:min-row-height="0.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5.9375in" fo:margin-left="0.0785in" fo:margin-top="0in" fo:margin-bottom="0in" table:align="left"/>
    </style:style>
    <style:style style:name="Table4.A" style:family="table-column">
      <style:table-column-properties style:column-width="5.9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color="#000000" style:font-name="Calibri" style:font-name-asian="Calibri1" style:font-name-complex="Calibri1"/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5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P7" style:family="paragraph" style:parent-style-name="Standard">
      <style:paragraph-properties fo:margin-left="1in" fo:margin-right="0in" fo:text-indent="-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color="#000000" style:font-name="Arial" style:font-name-asian="Arial1" style:font-name-complex="Arial1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CA-AF-001-2019</text:span></text:p>
      <text:p text:style-name="P1"/>
      <text:p text:style-name="Title"><text:span text:style-name="T3">Application form </text:span></text:p>
      <text:p text:style-name="Standard"/>
      <text:p text:style-name="Standard"><text:span text:style-name="T3">This application form is to be submitted to the &lt;&gt; responsible for the IAX Approval</text:span></text:p>
      <text:p text:style-name="Standard"><text:span text:style-name="T3">It is part of the overall membership pack. The auditor that you have engaged with for the process of either the self-assessment, approval or certification process will advise you on the requisite documents and evidence required to support your application.</text:span></text:p>
      <text:p text:style-name="P2"/>
      <text:p text:style-name="P2"/>
      <text:list xml:id="list280100301" text:style-name="WWNum1">
        <text:list-item>
          <text:p text:style-name="P3"><text:span text:style-name="T4">Name of Provider organisation: ​&lt;&gt;</text:span></text:p>
        </text:list-item>
      </text:list>
      <text:p text:style-name="P4"><text:span text:style-name="T4">(This is your registered company name)</text:span></text:p>
      <text:p text:style-name="P5"/>
      <text:list xml:id="list82031358750120" text:continue-numbering="true" text:style-name="WWNum1">
        <text:list-item>
          <text:p text:style-name="P3"><text:span text:style-name="T4">If your company has other divisions or entities or trades under other names please list them here: ​</text:span></text:p>
        </text:list-item>
      </text:list>
      <text:p text:style-name="P6"/>
      <text:p text:style-name="P6"/>
      <text:list xml:id="list82031724219816" text:continue-numbering="true" text:style-name="WWNum1">
        <text:list-item>
          <text:p text:style-name="P3"><text:span text:style-name="T4">Authorising person for application</text:span></text:p>
        </text:list-item>
      </text:list>
      <text:p text:style-name="Standard"><text:span text:style-name="T3"><text:tab/>Full Name &lt;&gt;</text:span></text:p>
      <text:p text:style-name="Standard"><text:span text:style-name="T3"><text:tab/>Position &lt;&gt;</text:span></text:p>
      <text:p text:style-name="Standard"><text:span text:style-name="T3"><text:tab/>Contact email</text:span></text:p>
      <text:p text:style-name="Standard"><text:span text:style-name="T3"><text:tab/>Contact telephone no. &lt;&gt;</text:span></text:p>
      <text:p text:style-name="P2"/>
      <text:list xml:id="list82030386764011" text:continue-numbering="true" text:style-name="WWNum1">
        <text:list-item>
          <text:p text:style-name="P3"><text:span text:style-name="T4"><text:s/>Full postal address &lt;&gt;</text:span></text:p>
        </text:list-item>
      </text:list>
      <text:p text:style-name="P2"/>
      <text:list xml:id="list82031845597805" text:continue-numbering="true" text:style-name="WWNum1">
        <text:list-item>
          <text:p text:style-name="P3"><text:span text:style-name="T4">Company registration details &lt;&gt;</text:span></text:p>
        </text:list-item>
      </text:list>
      <text:p text:style-name="P2"/>
      <text:list xml:id="list82030559067279" text:continue-numbering="true" text:style-name="WWNum1">
        <text:list-item>
          <text:p text:style-name="P3"><text:span text:style-name="T4">Valid company website &lt;&gt;</text:span></text:p>
        </text:list-item>
      </text:list>
      <text:p text:style-name="P2"><text:soft-page-break/></text:p>
      <text:list xml:id="list82031171035940" text:continue-numbering="true" text:style-name="WWNum1">
        <text:list-item>
          <text:p text:style-name="P3"><text:span text:style-name="T4">Point of contact if different from authorising person</text:span></text:p>
        </text:list-item>
      </text:list>
      <text:p text:style-name="P7"><text:span text:style-name="T3">Name &lt;&gt;</text:span></text:p>
      <text:p text:style-name="P7"><text:span text:style-name="T3">Position &lt;&gt;</text:span></text:p>
      <text:p text:style-name="P7"><text:span text:style-name="T3">Email &lt;&gt;</text:span></text:p>
      <text:p text:style-name="P7"><text:span text:style-name="T3">Telephone no &lt;&gt;</text:span></text:p>
      <text:p text:style-name="P7"><text:span text:style-name="T3">Full postal address &lt;&gt;</text:span></text:p>
      <text:p text:style-name="P2"/>
      <text:list xml:id="list82031603106545" text:continue-numbering="true" text:style-name="WWNum1">
        <text:list-item>
          <text:p text:style-name="P3"><text:span text:style-name="T4">Application is for:</text:span></text:p>
        </text:list-item>
      </text:list>
      <text:p text:style-name="P2"/>
      <text:p text:style-name="P7"><text:span text:style-name="T3">Self-assessed <text:tab/></text:span></text:p>
      <text:p text:style-name="P7"><text:span text:style-name="T3">Approved<text:tab/></text:span></text:p>
      <text:p text:style-name="P7"><text:span text:style-name="T3">Certified</text:span></text:p>
      <text:p text:style-name="P2"/>
      <text:list xml:id="list82030385656120" text:continue-numbering="true" text:style-name="WWNum1">
        <text:list-item>
          <text:p text:style-name="P3"><text:span text:style-name="T4">Name of auditor or certifying body &lt;&gt;</text:span></text:p>
        </text:list-item>
      </text:list>
      <text:p text:style-name="P2"/>
      <text:list xml:id="list82031906760255" text:continue-numbering="true" text:style-name="WWNum1">
        <text:list-item>
          <text:p text:style-name="P3"><text:span text:style-name="T5"><office:annotation office:name="__Annotation__56_402843703"><dc:creator>Carol Buttle</dc:creator><dc:date>2019-12-27T12:06:44</dc:date><text:p><text:span text:style-name="T6">Good suggestion</text:span></text:p></office:annotation></text:span><text:span text:style-name="T5"><office:annotation office:name="__Annotation__54_402843703"><dc:creator>Bil Hallaq</dc:creator><dc:date>2019-12-27T11:58:44</dc:date><text:p><text:span text:style-name="T6">Perhaps here it might be better to split these into two things under a different type</text:span></text:p><text:p><text:span text:style-name="T6">Participant Details:</text:span></text:p><text:p><text:span text:style-name="T6">A- Details of Service</text:span></text:p><text:p><text:span text:style-name="T6">B- Type of Service</text:span></text:p><text:p><text:span text:style-name="T6">+carol.buttle@digital.cabinet-office.gov.uk</text:span></text:p><text:p><text:span text:style-name="T6">_Assigned to Carol Buttle_</text:span></text:p></office:annotation></text:span><text:span text:style-name="T4">Details of service</text:span></text:p>
        </text:list-item>
      </text:list>
      <text:p text:style-name="P7"><text:span text:style-name="T3">Fully built<text:tab/><text:tab/></text:span></text:p>
      <text:p text:style-name="P7"><text:span text:style-name="T3">In development<text:tab/></text:span></text:p>
      <text:p text:style-name="P7"><text:span text:style-name="T3">Identity Provider<text:tab/></text:span></text:p>
      <text:p text:style-name="P7"><text:span text:style-name="T3">Credential<text:tab/><text:tab/></text:span></text:p>
      <text:p text:style-name="P7"><text:span text:style-name="T3">Attribute<text:tab/></text:span></text:p>
      <text:p text:style-name="P7"><text:span text:style-name="T3"><text:tab/></text:span><office:annotation-end office:name="__Annotation__54_402843703"/><office:annotation-end office:name="__Annotation__56_402843703"/></text:p>
      <text:p text:style-name="Standard"><text:span text:style-name="T3">Please list the </text:span><text:span text:style-name="T3"><office:annotation office:name="__Annotation__61_402843703"><dc:creator>Bil Hallaq</dc:creator><dc:date>2019-12-27T12:00:19</dc:date><text:p><text:span text:style-name="T6">Maybe footnote with examples? I think some new participants will not be immediately aware of the ask here.</text:span></text:p></office:annotation></text:span><text:span text:style-name="T3">standards and profiles</text:span><office:annotation-end office:name="__Annotation__61_402843703"/><text:span text:style-name="T3"> against which your service offering is being or has been assessed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><text:soft-page-break/></text:p>
      <text:p text:style-name="P2"/>
      <text:p text:style-name="Standard"><text:span text:style-name="T3">Please list all geographical areas in which you currently or expect to provide your service offering: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  <text:p text:style-name="P2"/>
          </table:table-cell>
        </table:table-row>
      </table:table>
      <text:p text:style-name="P2"/>
      <text:p text:style-name="P2"/>
      <text:p text:style-name="P2"/>
      <text:p text:style-name="Standard"><text:span text:style-name="T3">Description of the service for which self-assessment, approval or certification is being undertaken or has been completed:</text:span></text:p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/>
      <text:p text:style-name="Standard"><text:span text:style-name="T3">This should be supported with an Outline Specification and/or a Full Specification depending on whether you are at an early stage of assessment or near completion. </text:span></text:p>
      <text:p text:style-name="P2"/>
      <text:p text:style-name="Standard"><text:span text:style-name="T3">Details of Compliance and Conformity required</text:span>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/>
      <text:p text:style-name="Standard"><text:span text:style-name="T3">Please attach relevant </text:span><text:span text:style-name="T3"><office:annotation office:name="__Annotation__79_402843703"><dc:creator>Bil Hallaq</dc:creator><dc:date>2019-12-27T12:02:46</dc:date><text:p><text:span text:style-name="T6">Perhaps examples or further clarification?</text:span></text:p></office:annotation></text:span><text:span text:style-name="T3">compliance and conformity</text:span><office:annotation-end office:name="__Annotation__79_402843703"/><text:span text:style-name="T3"> evidence.</text:span></text:p>
      <text:p text:style-name="P2"/>
      <text:p text:style-name="Standard"><text:span text:style-name="T3">Do you agree to the Trust Frameworks Terms and Conditions?</text:span></text:p>
      <text:p text:style-name="P2"/>
      <text:p text:style-name="Standard"><text:span text:style-name="T3"><office:annotation office:name="__Annotation__88_402843703"><dc:creator>Inga Sileryte</dc:creator><dc:date>2020-01-03T15:38:16</dc:date><text:p><text:span text:style-name="T6">Will this be THE (only) place where participants state they agree to TFW T&amp;Cs?</text:span></text:p></office:annotation></text:span><text:span text:style-name="T3"><office:annotation office:name="__Annotation__86_402843703"><dc:creator>Bil Hallaq</dc:creator><dc:date>2019-12-27T12:03:09</dc:date><text:p><text:span text:style-name="T6">Is no an option?</text:span></text:p></office:annotation></text:span><text:span text:style-name="T3">Yes/No</text:span><office:annotation-end office:name="__Annotation__86_402843703"/><office:annotation-end office:name="__Annotation__88_402843703"/></text:p>
      <text:p text:style-name="P2"/>
      <text:p text:style-name="P2"><text:soft-page-break/></text:p>
      <text:p text:style-name="Standard"><text:span text:style-name="T3">Signature of authorised person for this application</text:span></text:p>
      <text:p text:style-name="Standard"><text:span text:style-name="T3">Name &lt;&gt;</text:span></text:p>
      <text:p text:style-name="Standard"><text:span text:style-name="T3">Position&lt;&gt;</text:span></text:p>
      <text:p text:style-name="Standard"><text:span text:style-name="T3">Date &lt;&gt;</text:span></text:p>
      <text:p text:style-name="Standard"><text:span text:style-name="T3">Signature:…………………………………………………………………………………….</text:span></text:p>
      <text:p text:style-name="P2"/>
      <text:p text:style-name="P2"/>
      <text:p text:style-name="Standard"><text:span text:style-name="T3">Thank you for your application to the Trust Framework. The &lt;&gt; representing the Trust Framework will respond to this application within &lt;&gt;. At that time the &lt;&gt; will request details of your payment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color="#000000" style:font-name="Calibri" style:font-name-asian="Calibri1" style:font-name-complex="Calibri1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><text:span text:style-name="MT1">CA-AF-001-2019 <text:tab/><text:tab/><text:tab/><text:tab/><text:tab/><text:tab/><text:tab/><text:tab/><text:tab/><text:tab/></text:span><text:page-number text:select-page="current">4</text:page-number></text:p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4" meta:paragraph-count="48" meta:word-count="317" meta:character-count="2037" meta:non-whitespace-character-count="1746"/>
    <meta:generator>LibreOfficeDev/6.0.5.2$Linux_X86_64 LibreOffice_project/</meta:generator>
  </office:meta>
</office:document-meta>
</file>